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a6ccf" officeooo:paragraph-rsid="000a6ccf"/>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officeooo:paragraph-rsid="000a6ccf"/>
    </style:style>
    <style:style style:name="T1" style:family="text">
      <style:text-properties officeooo:rsid="000a6ccf"/>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bold" officeooo:rsid="000a6ccf"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1. Data Preparation</text:p>
      <text:p text:style-name="P1"><text:span text:style-name="T2">Labelling:</text:span> training data would have each pixel label based on segmentation mask.</text:p>
      <text:p text:style-name="Text_20_body"><text:span text:style-name="T2">Splitting:</text:span> Divide the dataset into training, validation, and test sets (commonly 70% training, 20% validation, 10% testing), ensuring that all sets are representative of the overall data distribution.</text:p>
      <text:p text:style-name="P2"><text:span text:style-name="T1">2. </text:span>Data Preprocessing</text:p>
      <text:p text:style-name="Text_20_body"><text:span text:style-name="T2">Normalization</text:span>: Normalize the pixel values of the images to a standard range, such as [0, 1] or standardized by mean and standard deviation.</text:p>
      <text:p text:style-name="Text_20_body"><text:span text:style-name="T2">Resizing:</text:span> Uniformly resize images and masks to a consistent size (e.g., 256x256 pixels) to fit the model input dimensions.</text:p>
      <text:p text:style-name="Text_20_body"><text:span text:style-name="T2">Data Augmentation:</text:span> Apply transformations such as rotation, horizontal/vertical flipping, scaling, cropping, brightness/contrast adjustments to augment the training data, thus increasing robustness and generalization.<text:tab/></text:p>
      <text:p text:style-name="P2"><text:span text:style-name="T1">3. </text:span>Data Loading</text:p>
      <text:p text:style-name="Text_20_body">Use efficient data loading tools such as PyTorch's `DataLoader` to handle batching, shuffling, and pre-fetching of the data <text:span text:style-name="T1">to ensure memory footprint is handled correctly.</text:span></text:p>
      <text:p text:style-name="P2"><text:span text:style-name="T1">4</text:span>. Model Architecture</text:p>
      <text:p text:style-name="Text_20_body"><text:span text:style-name="T2">Architecture Choice: </text:span>The U-Net architecture is a strong candidate for image segmentation tasks due to its encoder-decoder structure, which is effective in capturing context and detail. Alternative architectures include SegNet, DeepLab, and Mask R-CNN for more complex scenarios.</text:p>
      <text:p text:style-name="P3">U-Net Specifics:</text:p>
      <text:p text:style-name="Text_20_body"><text:tab/><text:span text:style-name="T7">Encoder:</text:span> Several convolutional layers followed by max-pooling to reduce spatial dimensions and capture features.</text:p>
      <text:p text:style-name="Text_20_body"><text:tab/><text:span text:style-name="T7">Bottleneck:</text:span> <text:s/>Intermediate layers where the most abstracted features are represented.</text:p>
      <text:p text:style-name="Text_20_body"><text:tab/><text:span text:style-name="T7">Decoder:</text:span> Up-convolutional layers to upsample and recover spatial dimensions, with skip connections from corresponding encoder layers to combine low- and high-level features.</text:p>
      <text:p text:style-name="Text_20_body"><text:span text:style-name="T4">5</text:span><text:span text:style-name="T3">. Loss Function</text:span></text:p>
      <text:p text:style-name="P4"><text:span text:style-name="T2">Cross-Entropy Loss</text:span>: <text:span text:style-name="T1">Is a good choice because, t</text:span>he cross-entropy loss function measures the difference between the predicted probability distribution and the true probability distribution of the target labels, penalizing incorrect classifications more heavily to help neural networks learn more accurate predictions <text:span text:style-name="T1">and works </text:span>particularly effective if there are multiple classes.</text:p>
      <text:p text:style-name="Text_20_body"><text:span text:style-name="T4">6</text:span><text:span text:style-name="T3">. Training Procedure</text:span></text:p>
      <text:p text:style-name="P3">Training Loop:</text:p>
      <text:p text:style-name="Text_20_body"><text:tab/><text:span text:style-name="T5">Forward Pass:</text:span> Feed a batch of images through the model to get predictions.</text:p>
      <text:p text:style-name="Text_20_body"><text:tab/><text:span text:style-name="T5">Loss Calculation:</text:span> Compute the loss using the selected loss function(s).</text:p>
      <text:p text:style-name="Text_20_body"><text:tab/><text:span text:style-name="T5">Backward Pass:</text:span> Compute gradients via back propagation.</text:p>
      <text:p text:style-name="Text_20_body"><text:soft-page-break/><text:tab/><text:span text:style-name="T5">Optimizer Step</text:span>: Update the model weights using the optimizer.</text:p>
      <text:p text:style-name="Text_20_body"><text:span text:style-name="T2">Validation: </text:span>After every epoch, evaluate the model on the validation set to monitor for over fitting and adjust hyper parameters if necessary.</text:p>
      <text:p text:style-name="Text_20_body"><text:span text:style-name="T2">Check pointing</text:span>: Save model checkpoints periodically, especially when the validation performance improves.</text:p>
      <text:p text:style-name="Text_20_body"><text:span text:style-name="T2">Early Stopping: </text:span>Implement early stopping to halt training if the validation loss stops improving for several epochs to prevent over fit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6T11:05:35.643000000</meta:creation-date>
    <dc:date>2024-07-26T11:20:03.875000000</dc:date>
    <meta:editing-duration>PT14M28S</meta:editing-duration>
    <meta:editing-cycles>1</meta:editing-cycles>
    <meta:document-statistic meta:table-count="0" meta:image-count="0" meta:object-count="0" meta:page-count="2" meta:paragraph-count="26" meta:word-count="380" meta:character-count="2751" meta:non-whitespace-character-count="2388"/>
    <meta:generator>LibreOffice/7.6.0.3$Windows_X86_64 LibreOffice_project/69edd8b8ebc41d00b4de3915dc82f8f0fc3b6265</meta:generator>
  </office:meta>
</office:document-meta>
</file>